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40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342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graphic" style:name="a350" style:parent-style-name="Graphics">
      <style:graphic-properties draw:fill="none" draw:stroke="none"/>
    </style:style>
    <style:style style:family="graphic" style:name="a344" style:parent-style-name="Graphics">
      <style:graphic-properties draw:fill="none" draw:stroke="non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draw:stroke="none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  <style:style style:family="graphic" style:name="a349" style:parent-style-name="Graphics">
      <style:graphic-properties draw:fill="none" draw:stroke="none"/>
    </style:style>
  </office:automatic-styles>
  <office:body>
    <office:presentation>
      <draw:page draw:name="Slide3" draw:style-name="a335" draw:master-page-name="Master1-Layout7-blank-Blank" presentation:presentation-page-layout-name="Master1-PPL7" draw:id="Slide-258">
        <draw:frame draw:id="id63" draw:style-name="a336" draw:name="Picture 3" svg:x="2.77083in" svg:y="2.29167in" svg:width="4.45833in" svg:height="2.9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37" draw:master-page-name="Master1-Layout7-blank-Blank" presentation:presentation-page-layout-name="Master1-PPL7" draw:id="Slide-256">
        <draw:frame draw:id="id64" draw:style-name="a338" draw:name="Picture 6" svg:x="1.78125in" svg:y="1.03646in" svg:width="6.4375in" svg:height="5.427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39" draw:master-page-name="Master1-Layout7-blank-Blank" presentation:presentation-page-layout-name="Master1-PPL7" draw:id="Slide-257">
        <draw:frame draw:id="id65" draw:style-name="a340" draw:name="Picture 14" svg:x="1.30208in" svg:y="0.92708in" svg:width="7.39583in" svg:height="5.6458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41" draw:master-page-name="Master1-Layout7-blank-Blank" presentation:presentation-page-layout-name="Master1-PPL7" draw:id="Slide-259">
        <draw:frame draw:id="id66" draw:style-name="a342" draw:name="Picture 2" svg:x="1.27604in" svg:y="0.97396in" svg:width="7.44792in" svg:height="5.552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43" draw:master-page-name="Master1-Layout7-blank-Blank" presentation:presentation-page-layout-name="Master1-PPL7" draw:id="Slide-260">
        <draw:frame draw:id="id67" draw:style-name="a344" draw:name="Picture 1" svg:x="3.92187in" svg:y="2.64062in" svg:width="2.15625in" svg:height="2.2187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45" draw:master-page-name="Master1-Layout7-blank-Blank" presentation:presentation-page-layout-name="Master1-PPL7" draw:id="Slide-261">
        <draw:frame draw:id="id68" draw:style-name="a346" draw:name="Picture 1" svg:x="4.39583in" svg:y="3.14062in" svg:width="1.20833in" svg:height="1.21875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47" draw:name="Picture 2" svg:x="6.23709in" svg:y="1.78646in" svg:width="1.32292in" svg:height="1.35417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48" draw:name="Picture 4" svg:x="6.28918in" svg:y="5.084in" svg:width="1.27083in" svg:height="1.27083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349" draw:name="Picture 5" svg:x="6.33605in" svg:y="3.81578in" svg:width="1.17708in" svg:height="1.21875in" style:rel-width="scale" style:rel-height="scale">
          <draw:image xlink:href="media/image9.png" xlink:type="simple" xlink:show="embed" xlink:actuate="onLoad"/>
          <svg:title/>
          <svg:desc/>
        </draw:frame>
        <draw:frame draw:id="id72" draw:style-name="a350" draw:name="Picture 6" svg:x="1.40352in" svg:y="3.47983in" svg:width="2.26042in" svg:height="2.23958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5-02-09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5-02-09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5-02-09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5-02-09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5-02-09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5-02-09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5-02-09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5-02-09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5-02-09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5-02-09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5-02-09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5-02-09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5-02-01T18:29:20Z</meta:creation-date>
    <dc:date>2015-02-09T21:54:02Z</dc:date>
    <meta:template xlink:href="Default%20Theme" xlink:type="simple"/>
    <meta:editing-cycles>12</meta:editing-cycles>
    <meta:editing-duration>PT389398S</meta:editing-duration>
    <meta:document-statistic meta:paragraph-count="0" meta:word-count="0"/>
  </office:meta>
</office:document-meta>
</file>